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style:use-window-font-color="true" style:text-line-through-style="soli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8" style:family="paragraph" style:parent-style-name="Standard">
      <style:text-properties fo:color="#b3b300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Liberation Sans" style:font-name-asian="DejaVu Sans" style:font-name-complex="DejaVu Sans"/>
    </style:style>
    <style:style style:name="P12" style:family="paragraph" style:parent-style-name="Standard">
      <style:text-properties fo:color="#0000ff"/>
    </style:style>
    <style:style style:name="P13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style:writing-mode="lr-tb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996633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mod u+x filename 只有自己可以执行，其它人不能执行</text:p>
      <text:p text:style-name="P3">chmod ug+x filename 只有自己以及同一群可以执行，其它人不能执行</text:p>
      <text:p text:style-name="P3">chmod a+x filename 所有人都可以执行<text:span text:style-name="T1">　　</text:span></text:p>
      <text:p text:style-name="P1">软件名 -v查看版本信息 <text:s/>version</text:p>
      <text:p text:style-name="P16"><text:span text:style-name="T5">使用openjtag进行调试时需要注意：1把开发板和jtag接好2开发板上电3把openjtag连接到电脑的usb接口上</text:span></text:p>
      <text:p text:style-name="P1">vim安装：sudo apt-get install vim-gnome -y</text:p>
      <text:p text:style-name="P1">Gitthub的使用:sudo apt-get install git git-core </text:p>
      <text:p text:style-name="P1">1在github上建立自己的项目，再在本地建立自己的库，</text:p>
      <text:p text:style-name="P1">baron@baron:~$ cd github/ </text:p>
      <text:p text:style-name="P1">baron@baron:~/github$ mkdir linux </text:p>
      <text:p text:style-name="P1">sudo apt-get install git git-core thub$ cd linux/ </text:p>
      <text:p text:style-name="P1">baron@baron:~/github/linux$ vi readme </text:p>
      <text:p text:style-name="P1">baron@baron:~/github/linux$ git init </text:p>
      <text:p text:style-name="P1">Reinitialized existing Git repository in /home/baron/github/linux/.git/ </text:p>
      <text:p text:style-name="P1">baron@baron:~/github/linux$ git add readme </text:p>
      <text:p text:style-name="P1">baron@baron:~/github/linux$ git commit -m first </text:p>
      <text:p text:style-name="P1">[master (root-commit) 2236b85] first </text:p>
      <text:p text:style-name="P1"><text:s/>1 file changed, 1 insertion(+) </text:p>
      <text:p text:style-name="P1">baron@baron:~/github/linux$ git remote add origin git@github.com:105678256/linux.git</text:p>
      <text:p text:style-name="P1">baron@baron:~/github/linux$ git push -u origin master </text:p>
      <text:p text:style-name="P1">baron@baron:~/github/linux$ mv ~/documents/mydoc.odt . </text:p>
      <text:p text:style-name="P1">baron@baron:~/github/linux$ git add mydoc.odt </text:p>
      <text:p text:style-name="P1">baron@baron:~/github/linux$ git commit </text:p>
      <text:p text:style-name="P1">baron@baron:~/github/linux$ git push </text:p>
      <text:p text:style-name="P1">git pull <text:s text:c="3"/></text:p>
      <text:p text:style-name="P1">git status <text:s/>查看状态</text:p>
      <text:p text:style-name="P1">git log <text:s/>查看历史</text:p>
      <text:p text:style-name="P1">gitclone</text:p>
      <text:p text:style-name="P1"/>
      <text:p text:style-name="P1">tftp服务器配置</text:p>
      <text:p text:style-name="P8">sudo apt-get install tftp tftpd openbsd-inetd</text:p>
      <text:p text:style-name="P8">sudo mkdir /tftpboot</text:p>
      <text:p text:style-name="P8">sudo chmod -R 777 /tftpboot</text:p>
      <text:p text:style-name="P8">sudo chown -R nobody /tftpboot</text:p>
      <text:p text:style-name="P1">修改/etc/inetd.conf 文件，指定目录</text:p>
      <text:p text:style-name="P1">把最后面的那个/srv/tftp目录改为/tftpboot</text:p>
      <text:p text:style-name="P1">sudo /etc/init.d/openbsd-inetd restart</text:p>
      <text:p text:style-name="P1"/>
      <text:p text:style-name="P1">Openocd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1">baron@baron-desktop:/tmp/openocd-0.6.0$ make&amp;&amp;sudo make install</text:p>
      <text:p text:style-name="P9"/>
      <text:p text:style-name="P10"><text:soft-page-break/>interface ft2232 </text:p>
      <text:p text:style-name="P10">ft2232_device_desc "Debug Board for Neo1973" </text:p>
      <text:p text:style-name="P10">ft2232_layout jtagkey </text:p>
      <text:p text:style-name="P10">ft2232_vid_pid 0x1457 0x5118 </text:p>
      <text:p text:style-name="P10"/>
      <text:p text:style-name="P10">source [find interface/neodb.cfg]</text:p>
      <text:p text:style-name="P10">ft2232_device_desc "USB&lt;=&gt;JTAG&amp;RS232"</text:p>
      <text:p text:style-name="P10">source [find target/samsung_s3c2440.cfg]</text:p>
      <text:p text:style-name="P10">adapter_khz 6000</text:p>
      <text:p text:style-name="P10">arm7_9 fast_memory_access enable</text:p>
      <text:p text:style-name="P6"/>
      <text:p text:style-name="P1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2">#WERROR_CFLAGS = -Werrorcd</text:p>
      <text:p text:style-name="Standard">上面一行要注释掉baron@baron-desktop:/tmp/insight-6.8-1$ make &amp;&amp; sudo make install </text:p>
      <text:p text:style-name="P1"/>
      <text:p text:style-name="P1">arm-linux-gdb安装及配置官方网站：http://www.gnu.org/software/gdb/</text:p>
      <text:p text:style-name="P1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1">或者执行. .bashrc(source .bashrc)，不过后者只对当前终端有效</text:p>
      <text:p text:style-name="P1">kermit的使用</text:p>
      <text:p text:style-name="P1">ckermit需要有一个配置文件，一般放到用户主目录下，文件名为/.kermrc，把下面内容copy到配置文件中</text:p>
      <text:p text:style-name="P7">#set line /dev/ttyS0</text:p>
      <text:p text:style-name="P7">set line /dev/ttyUSB0</text:p>
      <text:p text:style-name="P7">set speed 115200</text:p>
      <text:p text:style-name="P7">set carrier-watch off</text:p>
      <text:p text:style-name="P7">set handshake none</text:p>
      <text:p text:style-name="P7">set flow-control none</text:p>
      <text:p text:style-name="P7">robust</text:p>
      <text:p text:style-name="P7">set file type bin</text:p>
      <text:p text:style-name="P7">set file name lit</text:p>
      <text:p text:style-name="P7">set rec pack 1000</text:p>
      <text:p text:style-name="P7">set send pack 1000</text:p>
      <text:p text:style-name="P7">set window 5</text:p>
      <text:p text:style-name="P1">注意上面的配置文件中</text:p>
      <text:p text:style-name="P1">set line /dev/ttyUSB0指定使用的设备节点，这里使用的是usb转串口，如果直接使用串口（如pc机）这里就要指定为set line /dev/ttyS0</text:p>
      <text:p text:style-name="P1"><text:soft-page-break/>kermit -c </text:p>
      <text:p text:style-name="P1">离开kermit <text:s text:c="3"/>ctrl+\再按c</text:p>
      <text:p text:style-name="P1">再进入kermit <text:s text:c="2"/>按c</text:p>
      <text:p text:style-name="P1"/>
      <text:p text:style-name="P13">用usb烧写u-boot</text:p>
      <text:p text:style-name="P4">首先启动方式拨到nor启动，连接好串口及usb，打开kermit，选a,</text:p>
      <text:p text:style-name="P4"><text:s/>给开发板上电,执行命令s3c2410_boot_usb <text:s/>u-boot.bin,需要权限sudo <text:s/>烧写完成把启动开关拨到nand启动，然后重启开发板，进入可以练习uboot命令.</text:p>
      <text:p text:style-name="P4"/>
      <text:p text:style-name="P4">&gt;halt</text:p>
      <text:p text:style-name="P4">&gt;reset</text:p>
      <text:p text:style-name="P4">&gt;resume</text:p>
      <text:p text:style-name="P4">&gt;step</text:p>
      <text:p text:style-name="P4">&gt;bp</text:p>
      <text:p text:style-name="P4">&gt;mww</text:p>
      <text:p text:style-name="P4">&gt;mdw</text:p>
      <text:p text:style-name="P4">&gt;rbp</text:p>
      <text:p text:style-name="P4">&gt;rwp</text:p>
      <text:p text:style-name="P4">&gt;poll</text:p>
      <text:p text:style-name="P4"/>
      <text:p text:style-name="P4"><text:s/>用openjtag烧录</text:p>
      <text:p text:style-name="P15">1连接好开发板和jtag，然后给开发板上电，把jtag连接到电脑上，打开openocd</text:p>
      <text:p text:style-name="P15">另开一窗口输入telnet localhost 4444 <text:s text:c="4"/></text:p>
      <text:p text:style-name="P15">&gt;halt</text:p>
      <text:p text:style-name="P15">&gt;arm920t cp15 2 0</text:p>
      <text:p text:style-name="P15">&gt;step</text:p>
      <text:p text:style-name="P15">&gt;nand prove 0</text:p>
      <text:p text:style-name="P15">&gt;nand list</text:p>
      <text:p text:style-name="P15">nand write 0 /home/.../u-boot.bin 0</text:p>
      <text:p text:style-name="P15">&gt;nand verify 0 /home/.../u-boot.bin 0</text:p>
      <text:p text:style-name="P15"/>
      <text:p text:style-name="P15"/>
      <text:p text:style-name="Standard">U-Boot</text:p>
      <text:p text:style-name="Standard">常用命令</text:p>
      <text:p text:style-name="Standard">help <text:s text:c="13"/>saveenv <text:s text:c="15"/>run <text:s text:c="15"/>tftp <text:s text:c="18"/>bootm <text:s text:c="20"/>tftpboot <text:s text:c="14"/>nand read <text:s text:c="17"/>nand write <text:s text:c="18"/>nand erase <text:s text:c="8"/><text:span text:style-name="T8"><text:s text:c="2"/></text:span><text:span text:style-name="T4">set bootfile uImage</text:span></text:p>
      <text:p text:style-name="Standard">printenv <text:s text:c="6"/>bdi <text:s text:c="9"/><text:span text:style-name="T4">md</text:span></text:p>
      <text:p text:style-name="Standard"><text:span text:style-name="T4"/></text:p>
      <text:p text:style-name="Standard"><text:span text:style-name="T4"/></text:p>
      <text:p text:style-name="Standard"><text:span text:style-name="T9">busybox</text:span>版本: busybox-1.15.2.tar.bz2<text:tab/>(D5653E5B74B17DBB1EEECDA8B8F22C0A) </text:p>
      <text:p text:style-name="Standard">下载：http://busybox.net/downloads/busybox-1.15.2.tar.bz2 </text:p>
      <text:p text:style-name="Standard"/>
      <text:p text:style-name="Standard">make menuconfig </text:p>
      <text:p text:style-name="Standard">选项配置 <text:s/></text:p>
      <text:p text:style-name="Standard">Build Options(arm-linux-) Cross Compiler prefix </text:p>
      <text:p text:style-name="Standard">Installation Options[*] Don't use /usr </text:p>
      <text:p text:style-name="Standard"/>
      <text:p text:style-name="Standard"><text:soft-page-break/><text:span text:style-name="T4">make &amp;&amp; make install </text:span></text:p>
      <text:p text:style-name="P11"><text:span text:style-name="T4"/></text:p>
      <text:p text:style-name="Standard"><text:span text:style-name="T9">udev</text:span>版本: udev-139.tar.bz2<text:tab/><text:tab/><text:tab/>(7E705E237D29734C77BC26F6CCBC4594) </text:p>
      <text:p text:style-name="Standard"><text:span text:style-name="T4">http://www.kernel.org/pub/linux/utils/kernel/hotplug/udev-139.tar.bz2 </text:span></text:p>
      <text:p text:style-name="Standard"><text:span text:style-name="T4"/></text:p>
      <text:p text:style-name="Standard">udev是用户管理设备的工具，用于替代原来的devfs </text:p>
      <text:p text:style-name="Standard">编译选项： <text:span text:style-name="T4">./configure --target=arm-linux --host=arm-linux LD=arm-linux-ld </text:span></text:p>
      <text:p text:style-name="Standard">编译完成后复制udevd和udevadm到自己的文件系统中相应目录下 </text:p>
      <text:p text:style-name="Standard">cp udev/udevd nfsroot/sbin</text:p>
      <text:p text:style-name="Standard">cp udev/udevadm nfsroot/sbin </text:p>
      <text:p text:style-name="Standard"/>
      <text:p text:style-name="Standard">在启动脚本(如/etc/init.d/rcS)中加入以下语句： </text:p>
      <text:p text:style-name="P12">if test -x /sbin/udevd </text:p>
      <text:p text:style-name="P12">then </text:p>
      <text:p text:style-name="P12"><text:tab/>echo "Starting udevd ..." </text:p>
      <text:p text:style-name="P12"><text:tab/>/sbin/udevd --daemon </text:p>
      <text:p text:style-name="P12"><text:tab/>/sbin/udevadm trigger </text:p>
      <text:p text:style-name="P12"><text:tab/>/sbin/udevadm settle </text:p>
      <text:p text:style-name="P12">fi </text:p>
      <text:p text:style-name="Standard">udev的配置 </text:p>
      <text:p text:style-name="Standard">[rrr@localhost udev]$ pwd </text:p>
      <text:p text:style-name="Standard">/home/rrr/nfsroot/etc/udev </text:p>
      <text:p text:style-name="Standard">[rrr@localhost udev]$ ls </text:p>
      <text:p text:style-name="Standard">rules.d <text:s/>scripts <text:s/>udev.conf </text:p>
      <text:p text:style-name="Standard"/>
      <text:p text:style-name="P12"><text:span text:style-name="T4">目录rules.d直接从udev-139/rules/rules.d复制过来，udev.conf是从udev-139/udev.conf复制得来的</text:span></text:p>
      <text:p text:style-name="Standard">scripts目录下的两个脚本是用于挂载SD卡和U盘的 </text:p>
      <text:p text:style-name="Standard">fdbai@localhost:/nfsroot/fdbai/root26/home/newroot26/etc/udev$ ls scripts/ </text:p>
      <text:p text:style-name="Standard">mmc.sh <text:s/>usb.sh </text:p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2-11-18T12:15:27</dc:date>
    <dc:creator>baron </dc:creator>
    <meta:editing-duration>PT1H29M43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4" meta:paragraph-count="143" meta:word-count="515" meta:character-count="4842" meta:non-whitespace-character-count="4417"/>
  </office:meta>
</office:document-meta>
</file>